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1748ea" officeooo:paragraph-rsid="001748ea" style:font-size-asian="22pt" style:font-size-complex="22pt"/>
    </style:style>
    <style:style style:name="P2" style:family="paragraph" style:parent-style-name="Standard">
      <style:text-properties fo:font-size="14pt" officeooo:rsid="001748ea" officeooo:paragraph-rsid="001748ea" style:font-size-asian="12.25pt" style:font-size-complex="14pt"/>
    </style:style>
    <style:style style:name="P3" style:family="paragraph" style:parent-style-name="Standard">
      <style:text-properties fo:font-size="18pt" officeooo:rsid="001748ea" officeooo:paragraph-rsid="001748ea" style:font-size-asian="15.75pt" style:font-size-complex="18pt"/>
    </style:style>
    <style:style style:name="P4" style:family="paragraph" style:parent-style-name="Standard">
      <style:text-properties fo:font-size="22pt" officeooo:rsid="00176aa1" officeooo:paragraph-rsid="00176aa1" style:font-size-asian="19.25pt" style:font-size-complex="22pt"/>
    </style:style>
    <style:style style:name="P5" style:family="paragraph" style:parent-style-name="Standard">
      <style:text-properties officeooo:paragraph-rsid="00176aa1"/>
    </style:style>
    <style:style style:name="T1" style:family="text">
      <style:text-properties fo:font-size="18pt" officeooo:rsid="00176aa1" style:font-size-asian="15.75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Multi threading?</text:p>
      <text:p text:style-name="P3">In this the multiple processes of an application are controlled by threads, threads are light weight programs which execute these multiple tasks simultaneously on multiple cores. Applications can also be designed to leverage processing capabilities on muti-core systems. Such applications can perform several CPU intensive tasks in parallel across the multiple computing cores. <text:s/></text:p>
      <text:p text:style-name="P2"/>
      <text:p text:style-name="P4">What is Multi Tasking?</text:p>
      <text:p text:style-name="P5"><text:span text:style-name="T1">In multitasking CPU executes multiple programs simultaneously by quickly switching between the processes which creates the illusion that the programs are being executed concurrently other definition of this is the ability of user to perform multiple tasks at the same time but keeping the track of all previous processes by saving there current state for further execu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30T22:58:11.509525993</meta:creation-date>
    <dc:date>2020-04-30T23:16:52.388411911</dc:date>
    <meta:editing-duration>PT16M51S</meta:editing-duration>
    <meta:editing-cycles>2</meta:editing-cycles>
    <meta:generator>LibreOffice/6.3.5.2$Linux_X86_64 LibreOffice_project/30$Build-2</meta:generator>
    <meta:document-statistic meta:table-count="0" meta:image-count="0" meta:object-count="0" meta:page-count="1" meta:paragraph-count="4" meta:word-count="118" meta:character-count="798" meta:non-whitespace-character-count="682"/>
  </office:meta>
</office:document-meta>
</file>